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1.689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3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7.77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83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189cm" svg:height="1.016cm" svg:x="3.944cm" svg:y="7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12.189cm" svg:height="1.016cm" svg:x="3.944cm" svg:y="6.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2.814cm" svg:y="6.6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^\prime§svg§600§TRUE§</svg:desc>
          <draw:polygon draw:style-name="gr3" draw:text-style-name="P3" draw:layer="layout" svg:width="0.489cm" svg:height="0.405cm" svg:x="3.192cm" svg:y="7.507cm" svg:viewBox="0 0 490 406" draw:points="245,406 0,406 0,0 490,0 490,406">
            <text:p/>
          </draw:polygon>
          <draw:path draw:style-name="gr4" draw:text-style-name="P4" draw:layer="layout" svg:width="0.331cm" svg:height="0.336cm" svg:x="3.209cm" svg:y="7.576cm" svg:viewBox="0 0 332 337" svg:d="M0 0v15h11c39 0 39 6 39 24v260c0 17 0 23-39 23h-11v15h181c82 0 151-73 151-166 0-94-66-171-151-171zM118 322c-24 0-24-3-24-20v-267c0-17 0-20 24-20h49c30 0 65 12 91 47 21 29 25 71 25 109 0 56-10 85-28 109-10 14-38 42-87 42z">
            <text:p/>
          </draw:path>
          <draw:path draw:style-name="gr4" draw:text-style-name="P4" draw:layer="layout" svg:width="0.087cm" svg:height="0.178cm" svg:x="3.584cm" svg:y="7.506cm" svg:viewBox="0 0 88 179" svg:d="M84 31c3-7 4-10 4-11 0-12-10-20-21-20-14 0-18 11-19 17l-47 149c0 2-1 6-1 6 0 4 11 7 14 7 1 0 3 0 4-6z">
            <text:p/>
          </draw:path>
        </draw:g>
        <draw:g>
          <svg:title>TexMaths</svg:title>
          <svg:desc>14§display§\texttt{6.   return y;}§svg§600§FALSE§</svg:desc>
          <draw:polygon draw:style-name="gr5" draw:text-style-name="P5" draw:layer="layout" svg:width="3.349cm" svg:height="0.409cm" svg:x="8.214cm" svg:y="7.971cm" svg:viewBox="0 0 3350 410" draw:points="1674,410 0,410 0,0 3350,0 3350,410">
            <text:p/>
          </draw:polygon>
          <draw:path draw:style-name="gr4" draw:text-style-name="P4" draw:layer="layout" svg:width="0.206cm" svg:height="0.311cm" svg:x="8.241cm" svg:y="7.96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4" draw:text-style-name="P4" draw:layer="layout" svg:width="0.062cm" svg:height="0.062cm" svg:x="8.57cm" svg:y="8.209cm" svg:viewBox="0 0 63 63" svg:d="M63 32c0-19-15-32-31-32-19 0-32 15-32 31 0 19 15 32 31 32 19 0 32-15 32-31z">
            <text:p/>
          </draw:path>
          <draw:path draw:style-name="gr4" draw:text-style-name="P4" draw:layer="layout" svg:width="0.224cm" svg:height="0.216cm" svg:x="9.261cm" svg:y="8.05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9.53cm" svg:y="8.05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4" draw:text-style-name="P4" draw:layer="layout" svg:width="0.209cm" svg:height="0.276cm" svg:x="9.772cm" svg:y="7.99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4" draw:text-style-name="P4" draw:layer="layout" svg:width="0.247cm" svg:height="0.216cm" svg:x="10.023cm" svg:y="8.05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4" draw:text-style-name="P4" draw:layer="layout" svg:width="0.224cm" svg:height="0.216cm" svg:x="10.29cm" svg:y="8.05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0.538cm" svg:y="8.05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4" draw:text-style-name="P4" draw:layer="layout" svg:width="0.234cm" svg:height="0.325cm" svg:x="11.06cm" svg:y="8.0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075cm" svg:height="0.28cm" svg:x="11.393cm" svg:y="8.05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x \mapsto \alpha_x, y \mapsto ite(\alpha_x &lt; 5, 2 * \alpha_y, 3 * \alpha_y) \}~\pi = true§svg§600§FALSE§</svg:desc>
          <draw:polygon draw:style-name="gr5" draw:text-style-name="P5" draw:layer="layout" svg:width="11.695cm" svg:height="0.508cm" svg:x="4.121cm" svg:y="6.888cm" svg:viewBox="0 0 11696 509" draw:points="5848,509 0,509 0,0 11696,0 11696,509">
            <text:p/>
          </draw:polygon>
          <draw:path draw:style-name="gr4" draw:text-style-name="P4" draw:layer="layout" svg:width="0.261cm" svg:height="0.217cm" svg:x="4.139cm" svg:y="7.0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4.583cm" svg:y="7.076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5.109cm" svg:y="6.887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5.333cm" svg:y="7.038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5.762cm" svg:y="7.0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5.762cm" svg:y="7.005cm" svg:viewBox="0 0 438 258" svg:d="M385 139c-28 21-41 42-45 47-22 35-26 66-26 66 0 5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6.382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6.693cm" svg:y="7.178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6.966cm" svg:y="7.203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7.156cm" svg:y="7.038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7.564cm" svg:y="7.0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564cm" svg:y="7.005cm" svg:viewBox="0 0 438 258" svg:d="M385 139c-28 21-41 42-45 47-22 35-26 66-26 66 0 5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131cm" svg:height="0.331cm" svg:x="8.178cm" svg:y="6.93cm" svg:viewBox="0 0 132 332" svg:d="M127 18c0-10-7-18-19-18-13 0-27 13-27 27 0 8 7 16 20 16 11 0 26-11 26-25zM90 203c5-14 5-15 9-28 5-10 7-17 7-27 0-22-15-40-40-40-48 0-66 71-66 77 0 4 6 4 6 4 5 0 5-1 8-8 14-47 34-62 50-62 5 0 13 0 13 15 0 12-4 21-6 27-4 13-26 70-35 91-4 12-11 29-11 39 0 24 17 41 41 41 47 0 66-72 66-76 0-5-5-5-7-5-5 0-5 1-7 9-9 31-26 60-51 60-8 0-12-4-12-15 0-13 4-20 15-50z">
            <text:p/>
          </draw:path>
          <draw:path draw:style-name="gr4" draw:text-style-name="P4" draw:layer="layout" svg:width="0.152cm" svg:height="0.314cm" svg:x="8.344cm" svg:y="6.949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189cm" svg:height="0.223cm" svg:x="8.533cm" svg:y="7.0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4" draw:text-style-name="P4" draw:layer="layout" svg:width="0.115cm" svg:height="0.492cm" svg:x="8.786cm" svg:y="6.887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8.948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9.258cm" svg:y="7.178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9.667cm" svg:y="6.991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10.169cm" svg:y="6.929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4" draw:text-style-name="P4" draw:layer="layout" svg:width="0.058cm" svg:height="0.147cm" svg:x="10.431cm" svg:y="7.203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196cm" svg:height="0.328cm" svg:x="10.633cm" svg:y="6.929cm" svg:viewBox="0 0 197 329" svg:d="M38 291l53-50c77-69 106-95 106-146 0-56-44-95-105-95-56 0-92 45-92 90 0 28 25 28 27 28 8 0 25-7 25-27 0-13-9-25-27-25-3 0-4 0-5 0 11-32 37-51 67-51 45 0 66 41 66 80 0 41-26 80-52 109l-95 107c-6 5-6 7-6 18h183l14-85h-12c-2 13-6 36-10 43-4 4-36 4-48 4z">
            <text:p/>
          </draw:path>
          <draw:path draw:style-name="gr4" draw:text-style-name="P4" draw:layer="layout" svg:width="0.182cm" svg:height="0.212cm" svg:x="10.994cm" svg:y="7.027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4" draw:text-style-name="P4" draw:layer="layout" svg:width="0.276cm" svg:height="0.223cm" svg:x="11.337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1.646cm" svg:y="7.178cm" svg:viewBox="0 0 178 224" svg:d="M176 22c2-5 2-5 2-8 0-7-6-11-11-11s-10 3-14 8c-2 3-5 14-6 21l-7 28c-3 9-14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058cm" svg:height="0.147cm" svg:x="11.909cm" svg:y="7.203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layout" svg:width="0.205cm" svg:height="0.339cm" svg:x="12.105cm" svg:y="6.929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99 78 62 0 107-45 107-95 0-41-31-80-83-90z">
            <text:p/>
          </draw:path>
          <draw:path draw:style-name="gr4" draw:text-style-name="P4" draw:layer="layout" svg:width="0.182cm" svg:height="0.212cm" svg:x="12.471cm" svg:y="7.027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4" draw:text-style-name="P4" draw:layer="layout" svg:width="0.276cm" svg:height="0.223cm" svg:x="12.814cm" svg:y="7.0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3.123cm" svg:y="7.178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15cm" svg:height="0.492cm" svg:x="13.371cm" svg:y="6.887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4" draw:text-style-name="P4" draw:layer="layout" svg:width="0.175cm" svg:height="0.492cm" svg:x="13.57cm" svg:y="6.887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3.956cm" svg:y="7.0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4.404cm" svg:y="7.076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52cm" svg:height="0.314cm" svg:x="14.907cm" svg:y="6.949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201cm" svg:height="0.223cm" svg:x="15.086cm" svg:y="7.0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15.321cm" svg:y="7.0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15.61cm" svg:y="7.0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connector draw:style-name="gr6" draw:text-style-name="P1" draw:layer="layout" draw:type="lines" draw:line-skew="0.006cm -0.455cm" svg:x1="5.413cm" svg:y1="5.145cm" svg:x2="10.038cm" svg:y2="6.61cm" draw:start-shape="id1" draw:start-glue-point="2" draw:end-shape="id2" draw:end-glue-point="0" svg:d="M5413 5145v507l4625 2v956" svg:viewBox="0 0 4626 1466">
          <text:p/>
        </draw:connector>
        <draw:connector draw:style-name="gr7" draw:text-style-name="P1" draw:layer="layout" draw:type="lines" draw:line-skew="0.016cm -0.455cm" svg:x1="15.68cm" svg:y1="5.146cm" svg:x2="10.038cm" svg:y2="6.61cm" draw:start-shape="id3" draw:start-glue-point="2" draw:end-shape="id2" draw:end-glue-point="0" svg:d="M15680 5146v517l-5642-9v956" svg:viewBox="0 0 5643 1465">
          <text:p/>
        </draw:connector>
        <draw:g xml:id="id6" draw:id="id6">
          <draw:custom-shape draw:style-name="gr8" draw:text-style-name="P1" draw:layer="layout" svg:width="8.273cm" svg:height="1.016cm" svg:x="6.944cm" svg:y="1.12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8.273cm" svg:height="1.016cm" svg:x="6.944cm" svg:y="0.109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xml:id="id4" draw:id="id4" draw:layer="layout" svg:width="1.143cm" svg:height="2.032cm" svg:x="5.814cm" svg:y="0.1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3" draw:text-style-name="P3" draw:layer="layout" svg:width="0.369cm" svg:height="0.335cm" svg:x="6.187cm" svg:y="1.016cm" svg:viewBox="0 0 370 336" draw:points="185,336 0,336 0,0 370,0 370,336">
            <text:p/>
          </draw:polygon>
          <draw:path draw:style-name="gr4" draw:text-style-name="P4" draw:layer="layout" svg:width="0.338cm" svg:height="0.353cm" svg:x="6.202cm" svg:y="0.999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x \mapsto \alpha_x, y \mapsto \alpha_y \}~\pi = true§svg§600§FALSE§</svg:desc>
          <draw:polygon draw:style-name="gr5" draw:text-style-name="P5" draw:layer="layout" svg:width="6.874cm" svg:height="0.508cm" svg:x="7.619cm" svg:y="0.384cm" svg:viewBox="0 0 6875 509" draw:points="3437,509 0,509 0,0 6875,0 6875,509">
            <text:p/>
          </draw:polygon>
          <draw:path draw:style-name="gr4" draw:text-style-name="P4" draw:layer="layout" svg:width="0.261cm" svg:height="0.217cm" svg:x="7.637cm" svg:y="0.5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8.081cm" svg:y="0.572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8.607cm" svg:y="0.3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8.831cm" svg:y="0.534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9.26cm" svg:y="0.537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9.26cm" svg:y="0.5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9.88cm" svg:y="0.5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0.191cm" svg:y="0.674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10.464cm" svg:y="0.699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10.654cm" svg:y="0.534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11.061cm" svg:y="0.537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1.061cm" svg:y="0.5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11.682cm" svg:y="0.5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1.991cm" svg:y="0.674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2.247cm" svg:y="0.3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2.634cm" svg:y="0.5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3.081cm" svg:y="0.572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52cm" svg:height="0.314cm" svg:x="13.583cm" svg:y="0.445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4" draw:text-style-name="P4" draw:layer="layout" svg:width="0.201cm" svg:height="0.223cm" svg:x="13.763cm" svg:y="0.53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13.998cm" svg:y="0.534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14.287cm" svg:y="0.53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5" draw:text-style-name="P5" draw:layer="layout" svg:width="3.608cm" svg:height="0.382cm" svg:x="9.213cm" svg:y="1.439cm" svg:viewBox="0 0 3609 383" draw:points="1805,383 0,383 0,0 3609,0 3609,383">
            <text:p/>
          </draw:polygon>
          <draw:path draw:style-name="gr4" draw:text-style-name="P4" draw:layer="layout" svg:width="0.208cm" svg:height="0.307cm" svg:x="9.238cm" svg:y="1.474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4" draw:text-style-name="P4" draw:layer="layout" svg:width="0.062cm" svg:height="0.062cm" svg:x="9.569cm" svg:y="1.718cm" svg:viewBox="0 0 63 63" svg:d="M63 32c0-19-15-32-31-32-19 0-32 15-32 31 0 19 15 32 31 32 19 0 32-15 32-31z">
            <text:p/>
          </draw:path>
          <draw:path draw:style-name="gr4" draw:text-style-name="P4" draw:layer="layout" svg:width="0.187cm" svg:height="0.302cm" svg:x="10.283cm" svg:y="1.47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10.522cm" svg:y="1.476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4" draw:text-style-name="P4" draw:layer="layout" svg:width="0.131cm" svg:height="0.383cm" svg:x="11.103cm" svg:y="1.438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11.288cm" svg:y="1.568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4" draw:text-style-name="P4" draw:layer="layout" svg:width="0.203cm" svg:height="0.247cm" svg:x="11.818cm" svg:y="1.507cm" svg:viewBox="0 0 204 248" svg:d="M192 34c5-3 12-7 12-17 0-11-9-17-18-17-4 0-5 0-12 6l-163 102c-4 3-11 7-11 15 0 7 4 13 8 16l166 103c7 5 8 6 12 6 9 0 18-7 18-18 0-9-7-13-12-17l-142-90z">
            <text:p/>
          </draw:path>
          <draw:path draw:style-name="gr4" draw:text-style-name="P4" draw:layer="layout" svg:width="0.208cm" svg:height="0.307cm" svg:x="12.332cm" svg:y="1.479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4" draw:text-style-name="P4" draw:layer="layout" svg:width="0.131cm" svg:height="0.383cm" svg:x="12.606cm" svg:y="1.438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1" draw:id="id1">
          <draw:custom-shape draw:style-name="gr10" draw:text-style-name="P1" draw:layer="layout" svg:width="8.339cm" svg:height="1.016cm" svg:x="1.244cm" svg:y="4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5" draw:id="id5" draw:layer="layout" svg:width="8.339cm" svg:height="1.016cm" svg:x="1.244cm" svg:y="3.1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0.114cm" svg:y="3.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3" draw:text-style-name="P3" draw:layer="layout" svg:width="0.348cm" svg:height="0.335cm" svg:x="0.488cm" svg:y="4.002cm" svg:viewBox="0 0 349 336" draw:points="175,336 0,336 0,0 349,0 349,336">
            <text:p/>
          </draw:polygon>
          <draw:path draw:style-name="gr4" draw:text-style-name="P4" draw:layer="layout" svg:width="0.303cm" svg:height="0.336cm" svg:x="0.506cm" svg:y="4.001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5" draw:text-style-name="P5" draw:layer="layout" svg:width="3.61cm" svg:height="0.409cm" svg:x="3.314cm" svg:y="4.492cm" svg:viewBox="0 0 3611 410" draw:points="1805,410 0,410 0,0 3611,0 3611,410">
            <text:p/>
          </draw:polygon>
          <draw:path draw:style-name="gr4" draw:text-style-name="P4" draw:layer="layout" svg:width="0.215cm" svg:height="0.311cm" svg:x="3.335cm" svg:y="4.485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4" draw:text-style-name="P4" draw:layer="layout" svg:width="0.062cm" svg:height="0.062cm" svg:x="3.67cm" svg:y="4.73cm" svg:viewBox="0 0 63 63" svg:d="M63 32c0-19-15-32-31-32-19 0-32 15-32 31 0 19 15 32 31 32 19 0 32-15 32-31z">
            <text:p/>
          </draw:path>
          <draw:path draw:style-name="gr4" draw:text-style-name="P4" draw:layer="layout" svg:width="0.234cm" svg:height="0.325cm" svg:x="4.359cm" svg:y="4.57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22cm" svg:height="0.11cm" svg:x="4.879cm" svg:y="4.586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34cm" svg:height="0.325cm" svg:x="5.39cm" svg:y="4.57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191cm" svg:height="0.212cm" svg:x="5.927cm" svg:y="4.535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4" draw:text-style-name="P4" draw:layer="layout" svg:width="0.208cm" svg:height="0.307cm" svg:x="6.434cm" svg:y="4.485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4" draw:text-style-name="P4" draw:layer="layout" svg:width="0.075cm" svg:height="0.28cm" svg:x="6.754cm" svg:y="4.57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 xml:id="id3" draw:id="id3">
          <draw:custom-shape draw:style-name="gr11" draw:text-style-name="P1" draw:layer="layout" svg:width="8.272cm" svg:height="1.016cm" svg:x="11.544cm" svg:y="4.1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xml:id="id7" draw:id="id7" draw:layer="layout" svg:width="8.272cm" svg:height="1.016cm" svg:x="11.544cm" svg:y="3.11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143cm" svg:height="2.032cm" svg:x="10.414cm" svg:y="3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3" draw:text-style-name="P3" draw:layer="layout" svg:width="0.355cm" svg:height="0.335cm" svg:x="10.788cm" svg:y="4.016cm" svg:viewBox="0 0 356 336" draw:points="178,336 0,336 0,0 356,0 356,336">
            <text:p/>
          </draw:polygon>
          <draw:path draw:style-name="gr4" draw:text-style-name="P4" draw:layer="layout" svg:width="0.3cm" svg:height="0.359cm" svg:x="10.816cm" svg:y="4.003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sigma = \{ x \mapsto \alpha_x, y \mapsto \alpha_y \}~\pi = \alpha_x \geq 5§svg§600§FALSE§</svg:desc>
          <draw:polygon draw:style-name="gr5" draw:text-style-name="P5" draw:layer="layout" svg:width="7.415cm" svg:height="0.508cm" svg:x="11.92cm" svg:y="3.386cm" svg:viewBox="0 0 7416 509" draw:points="3707,509 0,509 0,0 7416,0 7416,509">
            <text:p/>
          </draw:polygon>
          <draw:path draw:style-name="gr4" draw:text-style-name="P4" draw:layer="layout" svg:width="0.261cm" svg:height="0.217cm" svg:x="11.938cm" svg:y="3.542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12.382cm" svg:y="3.574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12.908cm" svg:y="3.385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13.132cm" svg:y="3.536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13.561cm" svg:y="3.539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3.561cm" svg:y="3.503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14.181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4.492cm" svg:y="3.6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14.765cm" svg:y="3.701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14.955cm" svg:y="3.536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15.363cm" svg:y="3.539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15.363cm" svg:y="3.503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15.983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6.292cm" svg:y="3.676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6.549cm" svg:y="3.385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16.935cm" svg:y="3.54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17.383cm" svg:y="3.574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276cm" svg:height="0.223cm" svg:x="17.894cm" svg:y="3.5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8.203cm" svg:y="3.6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381cm" svg:x="18.612cm" svg:y="3.441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4" draw:text-style-name="P4" draw:layer="layout" svg:width="0.196cm" svg:height="0.339cm" svg:x="19.113cm" svg:y="3.42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5" draw:text-style-name="P5" draw:layer="layout" svg:width="3.61cm" svg:height="0.409cm" svg:x="13.915cm" svg:y="4.471cm" svg:viewBox="0 0 3611 410" draw:points="1805,410 0,410 0,0 3611,0 3611,410">
            <text:p/>
          </draw:polygon>
          <draw:path draw:style-name="gr4" draw:text-style-name="P4" draw:layer="layout" svg:width="0.208cm" svg:height="0.307cm" svg:x="13.94cm" svg:y="4.47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4" draw:text-style-name="P4" draw:layer="layout" svg:width="0.062cm" svg:height="0.062cm" svg:x="14.271cm" svg:y="4.709cm" svg:viewBox="0 0 63 63" svg:d="M63 32c0-19-15-32-31-32-19 0-32 15-32 31 0 19 15 32 31 32 19 0 32-15 32-31z">
            <text:p/>
          </draw:path>
          <draw:path draw:style-name="gr4" draw:text-style-name="P4" draw:layer="layout" svg:width="0.234cm" svg:height="0.325cm" svg:x="14.96cm" svg:y="4.5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22cm" svg:height="0.11cm" svg:x="15.48cm" svg:y="4.565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34cm" svg:height="0.325cm" svg:x="15.991cm" svg:y="4.55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4" draw:text-style-name="P4" draw:layer="layout" svg:width="0.191cm" svg:height="0.212cm" svg:x="16.528cm" svg:y="4.514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4" draw:text-style-name="P4" draw:layer="layout" svg:width="0.215cm" svg:height="0.311cm" svg:x="17.032cm" svg:y="4.464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4" draw:text-style-name="P4" draw:layer="layout" svg:width="0.075cm" svg:height="0.28cm" svg:x="17.355cm" svg:y="4.55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x \mapsto \alpha_x, y \mapsto \alpha_y \}~\pi = \alpha_x &lt; 5§svg§600§FALSE§</svg:desc>
          <draw:polygon draw:style-name="gr5" draw:text-style-name="P5" draw:layer="layout" svg:width="7.415cm" svg:height="0.508cm" svg:x="1.689cm" svg:y="3.385cm" svg:viewBox="0 0 7416 509" draw:points="3707,509 0,509 0,0 7416,0 7416,509">
            <text:p/>
          </draw:polygon>
          <draw:path draw:style-name="gr4" draw:text-style-name="P4" draw:layer="layout" svg:width="0.261cm" svg:height="0.217cm" svg:x="1.707cm" svg:y="3.54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2.151cm" svg:y="3.573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2.677cm" svg:y="3.384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2.901cm" svg:y="3.535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3.33cm" svg:y="3.538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3.33cm" svg:y="3.502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3.95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4.261cm" svg:y="3.6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4.534cm" svg:y="3.7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4.724cm" svg:y="3.535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5.132cm" svg:y="3.538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5.132cm" svg:y="3.502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5.752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6.061cm" svg:y="3.675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6.318cm" svg:y="3.384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4" draw:text-style-name="P4" draw:layer="layout" svg:width="0.266cm" svg:height="0.217cm" svg:x="6.704cm" svg:y="3.54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7.152cm" svg:y="3.573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276cm" svg:height="0.223cm" svg:x="7.663cm" svg:y="3.5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7.972cm" svg:y="3.6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8.381cm" svg:y="3.488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8.882cm" svg:y="3.426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6" draw:text-style-name="P1" draw:layer="layout" draw:type="lines" draw:line-skew="0.101cm" svg:x1="5.814cm" svg:y1="1.125cm" svg:x2="5.413cm" svg:y2="3.11cm" draw:start-shape="id4" draw:start-glue-point="3" draw:end-shape="id5" svg:d="M5814 1125h-401v1484 501" svg:viewBox="0 0 402 1986">
          <text:p/>
        </draw:connector>
        <draw:connector draw:style-name="gr6" draw:text-style-name="P1" draw:layer="layout" draw:type="lines" draw:line-skew="-0.037cm" svg:x1="15.217cm" svg:y1="1.126cm" svg:x2="15.68cm" svg:y2="3.111cm" draw:start-shape="id6" draw:start-glue-point="1" draw:end-shape="id7" draw:end-glue-point="0" svg:d="M15217 1126h463v1484 501" svg:viewBox="0 0 464 1986">
          <text:p/>
        </draw:connector>
        <draw:g>
          <svg:title>TexMaths</svg:title>
          <svg:desc>14§display§\alpha_x &lt; 5§svg§600§FALSE§</svg:desc>
          <draw:polygon draw:style-name="gr5" draw:text-style-name="P5" draw:layer="layout" svg:width="1.462cm" svg:height="0.39cm" svg:x="3.721cm" svg:y="0.994cm" svg:viewBox="0 0 1463 391" draw:points="731,391 0,391 0,0 1463,0 1463,391">
            <text:p/>
          </draw:polygon>
          <draw:path draw:style-name="gr4" draw:text-style-name="P4" draw:layer="layout" svg:width="0.276cm" svg:height="0.223cm" svg:x="3.741cm" svg:y="1.09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4.051cm" svg:y="1.232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4.46cm" svg:y="1.045cm" svg:viewBox="0 0 302 287" svg:d="M293 21c5-3 9-6 9-11 0-6-4-10-9-10-2 0-3 0-10 3l-273 130c-6 1-10 4-10 10 0 7 4 8 10 11l273 129c7 4 8 4 10 4 5 0 9-4 9-10 0-5-4-8-9-11l-259-123z">
            <text:p/>
          </draw:path>
          <draw:path draw:style-name="gr4" draw:text-style-name="P4" draw:layer="layout" svg:width="0.196cm" svg:height="0.339cm" svg:x="4.961cm" svg:y="0.98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5" draw:text-style-name="P5" draw:layer="layout" svg:width="1.462cm" svg:height="0.39cm" svg:x="15.982cm" svg:y="0.914cm" svg:viewBox="0 0 1463 391" draw:points="731,391 0,391 0,0 1463,0 1463,391">
            <text:p/>
          </draw:polygon>
          <draw:path draw:style-name="gr4" draw:text-style-name="P4" draw:layer="layout" svg:width="0.276cm" svg:height="0.223cm" svg:x="16.002cm" svg:y="1.01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6.312cm" svg:y="1.152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381cm" svg:x="16.721cm" svg:y="0.917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4" draw:text-style-name="P4" draw:layer="layout" svg:width="0.196cm" svg:height="0.339cm" svg:x="17.222cm" svg:y="0.90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99cm" fo:page-height="8.8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6:42:48.231491400</dc:date>
    <meta:editing-duration>PT42M52S</meta:editing-duration>
    <meta:editing-cycles>16</meta:editing-cycles>
    <meta:generator>LibreOffice/5.1.4.2$Linux_X86_64 LibreOffice_project/10m0$Build-2</meta:generator>
    <meta:document-statistic meta:object-count="197"/>
  </office:meta>
</office:document-meta>
</file>